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2830e"/>
    </style:style>
    <style:style style:name="P2" style:family="paragraph" style:parent-style-name="Normal">
      <style:paragraph-properties fo:text-align="justify" style:justify-single-word="false"/>
      <style:text-properties officeooo:paragraph-rsid="0002830e"/>
    </style:style>
    <style:style style:name="P3" style:family="paragraph" style:parent-style-name="Normal">
      <style:paragraph-properties fo:text-align="justify" style:justify-single-word="false"/>
      <style:text-properties fo:font-size="12pt" fo:font-weight="bold" officeooo:paragraph-rsid="0005a027" style:font-size-asian="12pt" style:font-weight-asian="bold" style:font-size-complex="12pt"/>
    </style:style>
    <style:style style:name="P4" style:family="paragraph" style:parent-style-name="Normal">
      <style:paragraph-properties fo:text-align="justify" style:justify-single-word="false"/>
      <style:text-properties fo:font-size="12pt" officeooo:paragraph-rsid="0005a027" style:font-size-asian="12pt" style:font-size-complex="12pt"/>
    </style:style>
    <style:style style:name="P5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6" style:family="paragraph" style:parent-style-name="Normal" style:master-page-name="MP0">
      <style:paragraph-properties style:page-number="auto" fo:break-before="page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officeooo:rsid="000726de" officeooo:paragraph-rsid="000726de"/>
    </style:style>
    <style:style style:name="P9" style:family="paragraph" style:parent-style-name="Normal">
      <style:paragraph-properties fo:text-align="justify" style:justify-single-word="false"/>
      <style:text-properties officeooo:rsid="00090d57" officeooo:paragraph-rsid="00090d5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5a027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35988" style:font-size-asian="12pt" style:font-size-complex="12pt"/>
    </style:style>
    <style:style style:name="T5" style:family="text">
      <style:text-properties fo:font-size="12pt" officeooo:rsid="000726de" style:font-size-asian="12pt" style:font-size-complex="12pt"/>
    </style:style>
    <style:style style:name="T6" style:family="text">
      <style:text-properties fo:font-size="12pt" officeooo:rsid="000aad16" style:font-size-asian="12pt" style:font-size-complex="12pt"/>
    </style:style>
    <style:style style:name="T7" style:family="text">
      <style:text-properties fo:font-size="12pt" fo:font-weight="normal" officeooo:rsid="0002830e" style:font-size-asian="12pt" style:font-weight-asian="normal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officeooo:rsid="0005a027"/>
    </style:style>
    <style:style style:name="T10" style:family="text">
      <style:text-properties fo:font-size="16pt" style:text-underline-style="solid" style:text-underline-width="auto" style:text-underline-color="font-color" fo:font-weight="bold" officeooo:rsid="0002830e" style:font-size-asian="16pt" style:font-weight-asian="bold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/></text:span></text:p>
      <text:p text:style-name="P1"><text:span text:style-name="Fuente_20_de_20_párrafo_20_predeter."><text:span text:style-name="T10">Descripcion de los modulos</text:span></text:span></text:p>
      <text:p text:style-name="P1"><text:span text:style-name="Fuente_20_de_20_párrafo_20_predeter."><text:span text:style-name="T10"/></text:span></text:p>
      <text:p text:style-name="P2"><text:span text:style-name="Fuente_20_de_20_párrafo_20_predeter."><text:span text:style-name="T7">Visionando lo que seria una posible construccion en el desarrollo de los modulos tenemos los siguientes:</text:span></text:span></text:p>
      <text:p text:style-name="P7"><text:span text:style-name="Fuente_20_de_20_párrafo_20_predeter."><text:span text:style-name="T8">Actualizar</text:span></text:span><text:span text:style-name="T3">: </text:span><text:span text:style-name="T4">E</text:span><text:span text:style-name="T3">l subsistema le permitirá al usuario actualizar el stock registrado en la base de <text:s text:c="2"/>datos </text:span><text:span text:style-name="T4">asi como nuevos productos y proveedores.</text:span><text:span text:style-name="T6">Cuenta con los siguientes modulos:</text:span></text:p>
      <text:p text:style-name="P9"><text:span text:style-name="T4">pedit: Módulo de entrada y edición de datos.</text:span></text:p>
      <text:p text:style-name="P9"><text:span text:style-name="T4">Modify: Módulo de modificación del archivo.</text:span></text:p>
      <text:p text:style-name="P7"><text:span text:style-name="Fuente_20_de_20_párrafo_20_predeter."><text:span text:style-name="T8">Consulta: </text:span></text:span><text:span text:style-name="T3">subsistema encargado de proporcionarle las consultas necesarias al usuario cobre la base de datos.</text:span><text:span text:style-name="T5">Tenemos los siguientes modulos:</text:span></text:p>
      <text:p text:style-name="P8"><text:span text:style-name="T3">Qedit: Módulo de entrada y edición de datos.</text:span></text:p>
      <text:p text:style-name="P8"><text:span text:style-name="T3">Search: Módulo de búsquedas.</text:span></text:p>
      <text:p text:style-name="P8"><text:span text:style-name="T3">Output: Módulo para reportar los resultados de las búsquedas.</text:span></text:p>
      <text:p text:style-name="P3">Utilidades:<text:span text:style-name="T9"> </text:span><text:span text:style-name="T2">Subsistema que abarca todas las facilidades extras que provee el sistema como chequeos de integridad, backup de archivos, análisis estadísticos,Guarda y/o anexa los reportes en archivos externos,etc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s" fo:country="P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title/>
    <dc:description/>
    <dc:subject/>
    <meta:initial-creator>USUARIO</meta:initial-creator>
    <meta:creation-date>2017-06-27T03:31:00Z</meta:creation-date>
    <dc:date>2017-06-27T01:06:51.404506923</dc:date>
    <meta:editing-cycles>11</meta:editing-cycles>
    <meta:editing-duration>PT6M21S</meta:editing-duration>
    <meta:document-statistic meta:table-count="0" meta:image-count="0" meta:object-count="0" meta:page-count="1" meta:paragraph-count="10" meta:word-count="127" meta:character-count="877" meta:non-whitespace-character-count="758"/>
    <meta:template xlink:type="simple" xlink:actuate="onRequest" xlink:title="" xlink:href="Normal.dotm"/>
  </office:meta>
</office:document-meta>
</file>